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tos" svg:font-family="Apto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6600"/>
    </style:style>
    <style:style style:name="P2" style:family="paragraph" style:parent-style-name="Standard">
      <style:text-properties fo:color="#3333ff"/>
    </style:style>
    <style:style style:name="P3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ptos" fo:font-size="16pt" fo:letter-spacing="normal" fo:font-style="normal" fo:text-shadow="none" style:text-underline-style="none" fo:font-weight="normal" style:letter-kerning="true" style:font-name-asian="Aptos" style:font-size-asian="16pt" style:font-style-asian="normal" style:font-weight-asian="normal" style:font-name-complex="Aptos" style:font-size-complex="16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6666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ff66"/>
    </style:style>
    <style:style style:name="T4" style:family="text">
      <style:text-properties fo:color="#3333ff"/>
    </style:style>
    <style:style style:name="T5" style:family="text">
      <style:text-properties fo: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2">Objetivo</text:span>: <text:span text:style-name="T4">Configurar un entorno de desarrollo en local con Node.js y MongoDB para una aplicación de “Tienda en Línea”</text:span></text:p>
      <text:p text:style-name="Standard"/>
      <text:p text:style-name="Standard">----------------------------------------------------------------------------------------------------------------------</text:p>
      <text:p text:style-name="Standard"/>
      <text:p text:style-name="Standard">PARA ESTE PROYECTO NECESITAMOS NODE.JS Y MONGODB</text:p>
      <text:p text:style-name="Standard">DEL SIGUIENTE ENLACE PODEMOS DESCARGAR Y INSTALAR NODE.JS</text:p>
      <text:p text:style-name="Standard"/>
      <text:p text:style-name="P1">https://nodejs.org/en</text:p>
      <text:p text:style-name="Standard"/>
      <text:p text:style-name="Standard">EL SIGUIENTE ENLACE ES PARA DESCARGAR Y INSTALAR MONGODB</text:p>
      <text:p text:style-name="Standard"/>
      <text:p text:style-name="P1">https://www.mongodb.com/try/download/community</text:p>
      <text:p text:style-name="Standard"/>
      <text:p text:style-name="Standard">TIENES QUE SELECCIONAR 3 OPCIONES PARA QUE SEA EL INSTALADOR APROPIADO PARA TU PLATAFORMA</text:p>
      <text:p text:style-name="Standard">POR LO GENERAL USUARIOS DE WINDOWS DEJARAN LA VERSION TAL Y COMO LA ENCUENTREN(SUELE SER LA MAS ACTUAL)</text:p>
      <text:p text:style-name="Standard">PLATFORM ELEGIREMOS WINDOWS X64 (SUELE SER EL STANDARD MAS UTILIZADO)</text:p>
      <text:p text:style-name="Standard">Y EN PACKAGE ELEGIREMOS MSI</text:p>
      <text:p text:style-name="Standard">NOTA:CON TODO ESTO PODREMOS TRABAJAR DE MANERA LOCAL INCLUSO AUNQUE NOS QUEDEMOS SIN CONEXION A INTERNET,POR EL CONTRARIO TENGO QUE AÑADIR</text:p>
      <text:p text:style-name="Standard">QUE EXISTE OTRA OPCION LLAMADA "MongoDB Atlas" ESTO ES IDEAL SINO QUIERES INSTALAR MONGODB Y QUIERES TRABAJAR CON SU BASE DE DATOS EN LA NUBE</text:p>
      <text:p text:style-name="Standard">DURANTE AMBAS INSTALACIONES PARA TRABAJAR EN LOCAL NOS BASTA LA CONFIGURACION "DEFAULT" ASI QUE BASICAMENTE SERA CLICKAR NEXT HASTA FINALIZAR</text:p>
      <text:p text:style-name="Standard">NOTA: MONGODB PUEDE TARDAR UNOS MINUTOS EN INSTALAR,LA INSTALACION SE ENCARGA DE EVALUAR LOS RECURSOS EN EL SISTEMA.</text:p>
      <text:p text:style-name="Standard">------------------------------------------------------------------------------------------------------------------------</text:p>
      <text:p text:style-name="Standard">UNA VEZ INSTALADOS TODOS LOS REQUISITOS PULSAMOS TECLA </text:p>
      <text:p text:style-name="Standard"><text:span text:style-name="T1">WINDOWS + R</text:span>,ABRIRA UN RECUADRO EJECUTAR,DENTRO ESCRIBIREMOS CMD Y PULSAREMOS ACEPTAR</text:p>
      <text:p text:style-name="Standard">ESTO NOS ABRIRA UNA TERMINAL DESDE LA QUE COMENZAREMOS EL PROCESO</text:p>
      <text:p text:style-name="Standard">------------------------------------------------------------------------------------------------------------------------</text:p>
      <text:p text:style-name="Standard">CREAMOS LA CARPETA EN LA QUE TRABAJAREMOS</text:p>
      <text:p text:style-name="P1">mkdir mf0493_3_mongodb_david_moral</text:p>
      <text:p text:style-name="Standard"/>
      <text:p text:style-name="Standard">ACCEDEMOS A LA CARPETA QUE ACABAMOS DE CREAR</text:p>
      <text:p text:style-name="P1">cd mf0493_3_mongodb_david_moral</text:p>
      <text:p text:style-name="Standard"/>
      <text:p text:style-name="Standard">INICIALIZAMOS EL PROYECTO CON NPM USANDO EL SIGUIENTE COMANDO</text:p>
      <text:p text:style-name="P1">npm init -y</text:p>
      <text:p text:style-name="Standard"/>
      <text:p text:style-name="Standard">INSTALAMOS EXPRESS Y DEPENDENCIAS NECESARIAS PARA MONGODB</text:p>
      <text:p text:style-name="P1">npm install express mongoose body-parser</text:p>
      <text:p text:style-name="Standard"/>
      <text:p text:style-name="Standard"><text:soft-page-break/>express: Framework para crear aplicaciones en Node.js. | <text:s/>mongoose: ODM (Object Data Modeling) para MongoDB, que facilita la interacción con la base de datos.</text:p>
      <text:p text:style-name="Standard">body-parser: Middleware para analizar las solicitudes HTTP (específicamente para analizar datos JSON en el cuerpo de las solicitudes).</text:p>
      <text:p text:style-name="Standard">------------------------------------------------------------------------------------------------------------------------</text:p>
      <text:p text:style-name="Standard">EN LA CARPETA PRINCIPAL DEL PROYECTO,EN ESTE CASO <text:span text:style-name="T5">mf0493_3_mongodb_david_moral</text:span> CREAREMOS UN ARCHIVO <text:span text:style-name="T5">server.js</text:span> QUE ES EL QUE CONTENDRA LAS FUNCIONES NECESARIAS PARA SU FUNCIONAMIENTO</text:p>
      <text:p text:style-name="Standard">ADJUNTO CODIGO</text:p>
      <text:p text:style-name="Standard">------------------------------------------------------------------------------------------------------------------------</text:p>
      <text:p text:style-name="Standard">const express = require('express');</text:p>
      <text:p text:style-name="Standard">const mongoose = require('mongoose');</text:p>
      <text:p text:style-name="Standard">const bodyParser = require('body-parser');</text:p>
      <text:p text:style-name="Standard">const app = express();</text:p>
      <text:p text:style-name="Standard">app.use(bodyParser.json());</text:p>
      <text:p text:style-name="Standard"/>
      <text:p text:style-name="P2">// Conectar a MongoDB</text:p>
      <text:p text:style-name="Standard">mongoose.connect('mongodb://localhost:27017/tienda-en-linea', { useNewUrlParser: true, useUnifiedTopology: true })</text:p>
      <text:p text:style-name="Standard"><text:s text:c="2"/>.then(() =&gt; console.log('Conectado a MongoDB'))</text:p>
      <text:p text:style-name="Standard"><text:s text:c="2"/>.catch((err) =&gt; console.log('Error al conectar a MongoDB:', err));</text:p>
      <text:p text:style-name="Standard"/>
      <text:p text:style-name="P2">// Definir el esquema del producto</text:p>
      <text:p text:style-name="Standard">const productoSchema = new mongoose.Schema({</text:p>
      <text:p text:style-name="Standard"><text:s text:c="2"/>nombre: String,</text:p>
      <text:p text:style-name="Standard"><text:s text:c="2"/>precio: Number,</text:p>
      <text:p text:style-name="Standard"><text:s text:c="2"/>categoria: String,</text:p>
      <text:p text:style-name="Standard"><text:s text:c="2"/>descripcion: String</text:p>
      <text:p text:style-name="Standard">});</text:p>
      <text:p text:style-name="Standard"/>
      <text:p text:style-name="P2">// Crear el modelo para el producto</text:p>
      <text:p text:style-name="Standard">const Producto = mongoose.model('Producto', productoSchema);</text:p>
      <text:p text:style-name="Standard"/>
      <text:p text:style-name="P2">// API para agregar productos</text:p>
      <text:p text:style-name="Standard">app.post('/productos', (req, res) =&gt; {</text:p>
      <text:p text:style-name="Standard"><text:s text:c="2"/>const nuevoProducto = new Producto(req.body);</text:p>
      <text:p text:style-name="Standard"><text:s text:c="2"/>nuevoProducto.save()</text:p>
      <text:p text:style-name="Standard"><text:s text:c="4"/>.then((producto) =&gt; res.status(201).json(producto))</text:p>
      <text:p text:style-name="Standard"><text:s text:c="4"/>.catch((err) =&gt; res.status(400).json({ error: err.message }));</text:p>
      <text:p text:style-name="Standard">});</text:p>
      <text:p text:style-name="Standard"/>
      <text:p text:style-name="P2">// API para ver los productos</text:p>
      <text:p text:style-name="Standard">app.get('/productos', (req, res) =&gt; {</text:p>
      <text:p text:style-name="Standard"><text:s text:c="2"/>Producto.find()</text:p>
      <text:p text:style-name="Standard"><text:s text:c="4"/>.then((productos) =&gt; res.status(200).json(productos))</text:p>
      <text:p text:style-name="Standard"><text:s text:c="4"/>.catch((err) =&gt; res.status(500).json({ error: err.message }));</text:p>
      <text:p text:style-name="Standard">});</text:p>
      <text:p text:style-name="P2">// Iniciar el servidor</text:p>
      <text:p text:style-name="Standard">const port = 3000;</text:p>
      <text:p text:style-name="Standard">app.listen(port, () =&gt; {</text:p>
      <text:p text:style-name="Standard"><text:s text:c="2"/>console.log(`Servidor corriendo en http://localhost:${port}`);</text:p>
      <text:p text:style-name="Standard">});</text:p>
      <text:p text:style-name="Standard"><text:soft-page-break/></text:p>
      <text:p text:style-name="Standard">------------------------------------------------------------------------------------------------------------------------A CONTINUACION VEMOS LA ESTRUCTURA QUE DEBE DE TENER EL PROYECTO</text:p>
      <text:p text:style-name="Standard"/>
      <text:p text:style-name="P1"><text:tab/><text:tab/><text:tab/><text:tab/>tienda-en-linea/</text:p>
      <text:p text:style-name="P1"><text:tab/><text:tab/><text:tab/><text:tab/>├── node_modules/</text:p>
      <text:p text:style-name="P1"><text:tab/><text:tab/><text:tab/><text:tab/>├── package.json</text:p>
      <text:p text:style-name="P1"><text:tab/><text:tab/><text:tab/><text:tab/>├── server.js</text:p>
      <text:p text:style-name="P1"><text:tab/><text:tab/><text:tab/><text:tab/>└── package-lock.json</text:p>
      <text:p text:style-name="Standard"/>
      <text:p text:style-name="Standard">------------------------------------------------------------------------------------------------------------------------</text:p>
      <text:p text:style-name="Standard">POR ULTIMO INICIAMOS EL SERVIDOR PARA PROBARLO</text:p>
      <text:p text:style-name="P1">node server.js</text:p>
      <text:p text:style-name="Standard">------------------------------------------------------------------------------------------------------------------------</text:p>
      <text:p text:style-name="Standard">AHORA MEDIANTE POSTMAN PODEMOS PROBAR SI FUNCIONA</text:p>
      <text:p text:style-name="Standard">------------------------------------------------------------------------------------------------------------------------</text:p>
      <text:p text:style-name="Standard">METODO POST (PARA AGREGAR PRODUCTOS)</text:p>
      <text:p text:style-name="Standard">URL: <text:span text:style-name="T5">http://localhost:3000/productos</text:span></text:p>
      <text:p text:style-name="Standard"/>
      <text:p text:style-name="Standard">LA SIGUIENTE LINEA ES EL FORMATO QUE TENEMOS QUE INTRODUCIR,PRIMERO VEREMOS BODY,LO CLICKAMOS,DENTRO DE BOY VEREMOS LA OPCION RAW,AL ELEGIR RAW A LA DERECHA POR DEFECTO VEREMOS TEXT EN UN DESPLEGABLE,LO CAMBIAMOS POR JSON Body/raw/JSON</text:p>
      <text:p text:style-name="Standard">VEREMOS TAMBIEN UN RECUADRO QUE ES DONDE TENDREMOS QUE ESCRIBIR LA OPERACION,PODEMOS SIMPLEMENTE COPIAR LO SIGUIENTE PARA LA PRUEBA</text:p>
      <text:p text:style-name="Standard">------------------------------------------------------------------------------------------------------------------------</text:p>
      <text:p text:style-name="P1">{</text:p>
      <text:p text:style-name="P1"><text:s text:c="2"/>"nombre": "Camiseta",</text:p>
      <text:p text:style-name="P1"><text:s text:c="2"/>"precio": 15.99,</text:p>
      <text:p text:style-name="P1"><text:s text:c="2"/>"categoria": "Ropa",</text:p>
      <text:p text:style-name="P1"><text:s text:c="2"/>"descripcion": "Camiseta de algodón"</text:p>
      <text:p text:style-name="P1">}</text:p>
      <text:p text:style-name="Standard">------------------------------------------------------------------------------------------------------------------------</text:p>
      <text:p text:style-name="Standard">PULSAMOS <text:span text:style-name="T4">SEND</text:span></text:p>
      <text:p text:style-name="Standard">SI TODO ESTA CORRECTO,EN LA PARTE INFERIOR VEREMOS UN RECUADRO CON 3 OPCIONES ,PRETTY|RAW|PREVIEW</text:p>
      <text:p text:style-name="Standard">EN ALGUNOS CASOS ES POSIBLE QUE EN PRETTY NO SE VEA NADA,PODEMOS CAMBIAR A RAW POR EJEMPLO Y DEBERIAMOS VER ALGO SIMILAR A ESTO</text:p>
      <text:p text:style-name="Standard">{"nombre":"Camiseta","precio":15.99,"categoria":"Ropa","descripcion":"Camiseta de algodón","_id":"67347f297485bfcd51b94887","__v":0}</text:p>
      <text:p text:style-name="Standard">SI LO VEMOS ES QUE TODO HA FUNCIONADO CORRECTAMENTE</text:p>
      <text:p text:style-name="Standard">------------------------------------------------------------------------------------------------------------------------</text:p>
      <text:p text:style-name="Standard">Método: <text:span text:style-name="T4">GET</text:span> (PARA VER LOS PRODUCTOS)</text:p>
      <text:p text:style-name="Standard">URL: <text:span text:style-name="T5">http://localhost:3000/productos</text:span></text:p>
      <text:p text:style-name="Standard">------------------------------------------------------------------------------------------------------------------------</text:p>
      <text:p text:style-name="Standard"/>
      <text:p text:style-name="Standard">PULSAMOS <text:span text:style-name="T4">SEND</text:span></text:p>
      <text:p text:style-name="Standard">Y YA DEBERIA MOSTRARNOS LOS PRODUCTOS</text:p>
      <text:p text:style-name="Standard">LO VEREMOS DE LA MISMA MANERA QUE HEMOS CONFIRMADO EN EL PASO ANTERIOR QUE ESTABA CORRECTO</text:p>
      <text:p text:style-name="Standard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tos" svg:font-family="Apto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0pt" style:font-size-asian="20pt" style:font-size-complex="20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18pt" style:font-size-asian="18pt" style:font-size-complex="18pt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  <style:text-properties fo:font-size="20pt" style:font-size-asian="20pt" style:font-size-complex="20pt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redeterminado_20_1_7e_LT_7e_Gliederung_20_1" style:display-name="Predeterminado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/>
    <style:style style:name="Predeterminado_20_1_7e_LT_7e_Gliederung_20_7" style:display-name="Predeterminado 1~LT~Gliederung 7" style:family="paragraph" style:parent-style-name="Predeterminado_20_1_7e_LT_7e_Gliederung_20_6"/>
    <style:style style:name="Predeterminado_20_1_7e_LT_7e_Gliederung_20_8" style:display-name="Predeterminado 1~LT~Gliederung 8" style:family="paragraph" style:parent-style-name="Predeterminado_20_1_7e_LT_7e_Gliederung_20_7"/>
    <style:style style:name="Predeterminado_20_1_7e_LT_7e_Gliederung_20_9" style:display-name="Predeterminado 1~LT~Gliederung 9" style:family="paragraph" style:parent-style-name="Predeterminado_20_1_7e_LT_7e_Gliederung_20_8"/>
    <style:style style:name="Predeterminado_20_1_7e_LT_7e_Titel" style:display-name="Predeterminado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redeterminado_20_2_7e_LT_7e_Gliederung_20_1" style:display-name="Predeterminado 2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2_7e_LT_7e_Gliederung_20_2" style:display-name="Predeterminado 2~LT~Gliederung 2" style:family="paragraph" style:parent-style-name="Predeterminado_20_2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2_7e_LT_7e_Gliederung_20_3" style:display-name="Predeterminado 2~LT~Gliederung 3" style:family="paragraph" style:parent-style-name="Predeterminado_20_2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2_7e_LT_7e_Gliederung_20_4" style:display-name="Predeterminado 2~LT~Gliederung 4" style:family="paragraph" style:parent-style-name="Predeterminado_20_2_7e_LT_7e_Gliederung_20_3">
      <style:paragraph-properties fo:margin-top="0cm" fo:margin-bottom="0.199cm"/>
    </style:style>
    <style:style style:name="Predeterminado_20_2_7e_LT_7e_Gliederung_20_5" style:display-name="Predeterminado 2~LT~Gliederung 5" style:family="paragraph" style:parent-style-name="Predeterminado_20_2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2_7e_LT_7e_Gliederung_20_6" style:display-name="Predeterminado 2~LT~Gliederung 6" style:family="paragraph" style:parent-style-name="Predeterminado_20_2_7e_LT_7e_Gliederung_20_5"/>
    <style:style style:name="Predeterminado_20_2_7e_LT_7e_Gliederung_20_7" style:display-name="Predeterminado 2~LT~Gliederung 7" style:family="paragraph" style:parent-style-name="Predeterminado_20_2_7e_LT_7e_Gliederung_20_6"/>
    <style:style style:name="Predeterminado_20_2_7e_LT_7e_Gliederung_20_8" style:display-name="Predeterminado 2~LT~Gliederung 8" style:family="paragraph" style:parent-style-name="Predeterminado_20_2_7e_LT_7e_Gliederung_20_7"/>
    <style:style style:name="Predeterminado_20_2_7e_LT_7e_Gliederung_20_9" style:display-name="Predeterminado 2~LT~Gliederung 9" style:family="paragraph" style:parent-style-name="Predeterminado_20_2_7e_LT_7e_Gliederung_20_8"/>
    <style:style style:name="Predeterminado_20_2_7e_LT_7e_Titel" style:display-name="Predeterminado 2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2_7e_LT_7e_Untertitel" style:display-name="Predeterminado 2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2_7e_LT_7e_Notizen" style:display-name="Predeterminado 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2_7e_LT_7e_Hintergrundobjekte" style:display-name="Predeterminado 2~LT~Hintergrundobjekte" style:family="paragraph">
      <style:paragraph-properties style:text-autospace="none"/>
      <style:text-properties style:letter-kerning="true"/>
    </style:style>
    <style:style style:name="Predeterminado_20_2_7e_LT_7e_Hintergrund" style:display-name="Predeterminado 2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47S</meta:editing-duration>
    <meta:editing-cycles>6</meta:editing-cycles>
    <meta:generator>OpenOffice/4.1.15$Win32 OpenOffice.org_project/4115m2$Build-9813</meta:generator>
    <dc:date>2024-11-13T11:44:11.07</dc:date>
    <meta:document-statistic meta:table-count="0" meta:image-count="0" meta:object-count="0" meta:page-count="3" meta:paragraph-count="107" meta:word-count="662" meta:character-count="6572"/>
    <meta:user-defined meta:name="Info 1"/>
    <meta:user-defined meta:name="Info 2"/>
    <meta:user-defined meta:name="Info 3"/>
    <meta:user-defined meta:name="Info 4"/>
  </office:meta>
</office:document-meta>
</file>